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30BB1EEDB3553E6C049.png" manifest:media-type="image/png"/>
  <manifest:file-entry manifest:full-path="Pictures/1000000000000131000000A5A44BE15C2ED9852B.jpg" manifest:media-type="image/jpeg"/>
  <manifest:file-entry manifest:full-path="Pictures/1000000000000302000003021F19695DFBB2A6BC.jpg" manifest:media-type="image/jpeg"/>
  <manifest:file-entry manifest:full-path="Pictures/1000020100000280000001907639D516BA4280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116pt" style:font-size-asian="116pt" style:font-size-complex="116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6pt" style:font-size-asian="116pt" style:font-size-complex="11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Das ist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979cm" svg:y="15.544cm" presentation:class="title" presentation:user-transformed="true">
          <draw:text-box>
            <text:p text:style-name="P3"><text:span text:style-name="T2">https://www.youtube.com/watch?v=Q37xJtuQ24w&amp;t=1m11s</text:span></text:p>
          </draw:text-box>
        </draw:frame>
        <draw:frame draw:style-name="gr2" draw:text-style-name="P4" draw:layer="layout" svg:width="19.486cm" svg:height="12.179cm" svg:x="4.318cm" svg:y="3.302cm" presentation:class="graphic" presentation:user-transformed="true">
          <draw:image xlink:href="Pictures/1000020100000280000001907639D516BA4280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3" draw:text-style-name="P6" draw:layer="layout" svg:width="18.606cm" svg:height="15.089cm" svg:x="4.696cm" svg:y="3.458cm" presentation:class="graphic" presentation:user-transformed="true">
          <draw:image xlink:href="Pictures/1000000000000302000003021F19695DFBB2A6B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3" draw:text-style-name="P6" draw:layer="layout" svg:width="22.512cm" svg:height="12.179cm" svg:x="2.743cm" svg:y="4.913cm" presentation:class="graphic">
          <draw:image xlink:href="Pictures/1000000000000131000000A5A44BE15C2ED985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3" draw:text-style-name="P6" draw:layer="layout" svg:width="14.846cm" svg:height="15.785cm" svg:x="6.576cm" svg:y="3.302cm" presentation:class="graphic" presentation:user-transformed="true">
          <draw:image xlink:href="Pictures/10000201000002580000030BB1EEDB3553E6C0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9:54:19.311192615</meta:creation-date>
    <dc:date>2017-10-26T10:47:25.549555530</dc:date>
    <meta:editing-duration>PT10M35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